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104.2pt"/>
    </style:style>
    <style:style style:name="co10" style:family="table-column">
      <style:table-column-properties fo:break-before="auto" style:column-width="105.76pt"/>
    </style:style>
    <style:style style:name="co11" style:family="table-column">
      <style:table-column-properties fo:break-before="auto" style:column-width="102.6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Middle Square</text:p>
          </table:table-cell>
          <table:table-cell table:number-columns-repeated="4"/>
          <table:table-cell office:value-type="string" calcext:value-type="string">
            <text:p>Monte Carlo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/>
          <table:table-cell office:value-type="string" calcext:value-type="string">
            <text:p>St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Core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rial</text:p>
          </table:table-cell>
          <table:table-cell office:value-type="string" calcext:value-type="string">
            <text:p>2654, 1000 values</text:p>
          </table:table-cell>
          <table:table-cell office:value-type="float" office:value="417.707" calcext:value-type="float">
            <text:p>417.707</text:p>
          </table:table-cell>
          <table:table-cell office:value-type="float" office:value="9200" calcext:value-type="float">
            <text:p>9200</text:p>
          </table:table-cell>
          <table:table-cell office:value-type="float" office:value="8902.31" calcext:value-type="float">
            <text:p>8902.31</text:p>
          </table:table-cell>
          <table:table-cell office:value-type="string" calcext:value-type="string">
            <text:p>993/100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LCG</text:p>
          </table:table-cell>
          <table:table-cell table:number-columns-repeated="4"/>
          <table:table-cell office:value-type="string" calcext:value-type="string">
            <text:p>Monte Carlo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/>
          <table:table-cell office:value-type="string" calcext:value-type="string">
            <text:p>St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Co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Seed?, 1000 values</text:p>
          </table:table-cell>
          <table:table-cell office:value-type="float" office:value="617313408" calcext:value-type="float">
            <text:p>617313408</text:p>
          </table:table-cell>
          <table:table-cell office:value-type="float" office:value="2145841280" calcext:value-type="float">
            <text:p>2145841280</text:p>
          </table:table-cell>
          <table:table-cell office:value-type="float" office:value="7.33" calcext:value-type="float">
            <text:p>7.33</text:p>
          </table:table-cell>
          <table:table-cell office:value-type="string" calcext:value-type="string">
            <text:p>0/100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Threefry</text:p>
          </table:table-cell>
          <table:table-cell table:number-columns-repeated="4"/>
          <table:table-cell office:value-type="string" calcext:value-type="string">
            <text:p>Monte Carlo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/>
          <table:table-cell office:value-type="string" calcext:value-type="string">
            <text:p>St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Co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2654, 1000 values</text:p>
          </table:table-cell>
          <table:table-cell office:value-type="float" office:value="5.33272705222522E+018" calcext:value-type="float">
            <text:p>5.33272705222522E+018</text:p>
          </table:table-cell>
          <table:table-cell office:value-type="float" office:value="1.84237950670146E+019" calcext:value-type="float">
            <text:p>1.84237950670146E+019</text:p>
          </table:table-cell>
          <table:table-cell office:value-type="float" office:value="7.77" calcext:value-type="float">
            <text:p>7.77</text:p>
          </table:table-cell>
          <table:table-cell office:value-type="string" calcext:value-type="string">
            <text:p>0/100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TIMING TESTS</text:p>
          </table:table-cell>
          <table:table-cell table:style-name="ce2"/>
          <table:table-cell table:style-name="ce3" table:number-columns-repeated="7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calcext:value-type="string">
            <text:p>Time in Seconds</text:p>
          </table:table-cell>
          <table:table-cell table:number-columns-repeated="6"/>
          <table:table-cell table:style-name="ce5" office:value-type="string" calcext:value-type="string">
            <text:p>Calculating Speedup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lgorithm (Seed:#)</text:p>
          </table:table-cell>
          <table:table-cell table:style-name="ce2" office:value-type="string" calcext:value-type="string">
            <text:p>Number of Values</text:p>
          </table:table-cell>
          <table:table-cell table:style-name="ce2" office:value-type="string" calcext:value-type="string">
            <text:p>Time | Serial</text:p>
          </table:table-cell>
          <table:table-cell table:style-name="ce2" office:value-type="string" calcext:value-type="string">
            <text:p>Time | 1 Core</text:p>
          </table:table-cell>
          <table:table-cell table:style-name="ce2" office:value-type="string" calcext:value-type="string">
            <text:p>Time | 2 Cores</text:p>
          </table:table-cell>
          <table:table-cell table:style-name="ce2" office:value-type="string" calcext:value-type="string">
            <text:p>Time| <text:s/>4 Cores</text:p>
          </table:table-cell>
          <table:table-cell table:style-name="ce2" office:value-type="string" calcext:value-type="string">
            <text:p>Time | 8 Cores</text:p>
          </table:table-cell>
          <table:table-cell table:style-name="ce2" office:value-type="string" calcext:value-type="string">
            <text:p>Time | 16 Cores</text:p>
          </table:table-cell>
          <table:table-cell table:style-name="ce2"/>
          <table:table-cell table:style-name="ce2" office:value-type="string" calcext:value-type="string">
            <text:p>At 1 Core</text:p>
          </table:table-cell>
          <table:table-cell table:style-name="ce2" office:value-type="string" calcext:value-type="string">
            <text:p>At 2 Cores</text:p>
          </table:table-cell>
          <table:table-cell table:style-name="ce2" office:value-type="string" calcext:value-type="string">
            <text:p>At 4 Cores</text:p>
          </table:table-cell>
          <table:table-cell table:style-name="ce2" office:value-type="string" calcext:value-type="string">
            <text:p>At 8 Cores</text:p>
          </table:table-cell>
          <table:table-cell table:style-name="ce2" office:value-type="string" calcext:value-type="string">
            <text:p>At 16 Cores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4067" calcext:value-type="float">
            <text:p>0.114067</text:p>
          </table:table-cell>
          <table:table-cell office:value-type="float" office:value="0.114777" calcext:value-type="float">
            <text:p>0.114777</text:p>
          </table:table-cell>
          <table:table-cell office:value-type="float" office:value="0.57397" calcext:value-type="float">
            <text:p>0.57397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6298" calcext:value-type="float">
            <text:p>0.016298</text:p>
          </table:table-cell>
          <table:table-cell office:value-type="float" office:value="0.009326" calcext:value-type="float">
            <text:p>0.009326</text:p>
          </table:table-cell>
          <table:table-cell/>
          <table:table-cell table:formula="of:=[.C33]/[.D33]" office:value-type="float" office:value="0.993814091673419" calcext:value-type="float">
            <text:p>0.993814091673419</text:p>
          </table:table-cell>
          <table:table-cell table:formula="of:=[.C33]/[.E33]" office:value-type="float" office:value="0.198733383277872" calcext:value-type="float">
            <text:p>0.198733383277872</text:p>
          </table:table-cell>
          <table:table-cell table:formula="of:=[.C33]/[.F33]" office:value-type="float" office:value="3.8864395229983" calcext:value-type="float">
            <text:p>3.8864395229983</text:p>
          </table:table-cell>
          <table:table-cell table:formula="of:=[.C33]/[.G33]" office:value-type="float" office:value="6.99883421278685" calcext:value-type="float">
            <text:p>6.99883421278685</text:p>
          </table:table-cell>
          <table:table-cell table:formula="of:=[.C33]/[.H33]" office:value-type="float" office:value="12.2310744156123" calcext:value-type="float">
            <text:p>12.2310744156123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228201" calcext:value-type="float">
            <text:p>0.228201</text:p>
          </table:table-cell>
          <table:table-cell office:value-type="float" office:value="0.230101" calcext:value-type="float">
            <text:p>0.230101</text:p>
          </table:table-cell>
          <table:table-cell office:value-type="float" office:value="0.115552" calcext:value-type="float">
            <text:p>0.115552</text:p>
          </table:table-cell>
          <table:table-cell office:value-type="float" office:value="0.058404" calcext:value-type="float">
            <text:p>0.058404</text:p>
          </table:table-cell>
          <table:table-cell office:value-type="float" office:value="0.032784" calcext:value-type="float">
            <text:p>0.032784</text:p>
          </table:table-cell>
          <table:table-cell office:value-type="float" office:value="0.018344" calcext:value-type="float">
            <text:p>0.018344</text:p>
          </table:table-cell>
          <table:table-cell/>
          <table:table-cell table:formula="of:=[.C34]/[.D34]" office:value-type="float" office:value="0.991742756441736" calcext:value-type="float">
            <text:p>0.991742756441736</text:p>
          </table:table-cell>
          <table:table-cell table:formula="of:=[.C34]/[.E34]" office:value-type="float" office:value="1.97487711160343" calcext:value-type="float">
            <text:p>1.97487711160343</text:p>
          </table:table-cell>
          <table:table-cell table:formula="of:=[.C34]/[.F34]" office:value-type="float" office:value="3.90728374768851" calcext:value-type="float">
            <text:p>3.90728374768851</text:p>
          </table:table-cell>
          <table:table-cell table:formula="of:=[.C34]/[.G34]" office:value-type="float" office:value="6.96074304538799" calcext:value-type="float">
            <text:p>6.96074304538799</text:p>
          </table:table-cell>
          <table:table-cell table:formula="of:=[.C34]/[.H34]" office:value-type="float" office:value="12.4400894025294" calcext:value-type="float">
            <text:p>12.4400894025294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45734" calcext:value-type="float">
            <text:p>0.45734</text:p>
          </table:table-cell>
          <table:table-cell office:value-type="float" office:value="0.460517" calcext:value-type="float">
            <text:p>0.460517</text:p>
          </table:table-cell>
          <table:table-cell office:value-type="float" office:value="0.230881" calcext:value-type="float">
            <text:p>0.230881</text:p>
          </table:table-cell>
          <table:table-cell office:value-type="float" office:value="0.118704" calcext:value-type="float">
            <text:p>0.118704</text:p>
          </table:table-cell>
          <table:table-cell office:value-type="float" office:value="0.065423" calcext:value-type="float">
            <text:p>0.065423</text:p>
          </table:table-cell>
          <table:table-cell office:value-type="float" office:value="0.036446" calcext:value-type="float">
            <text:p>0.036446</text:p>
          </table:table-cell>
          <table:table-cell/>
          <table:table-cell table:formula="of:=[.C35]/[.D35]" office:value-type="float" office:value="0.993101231876348" calcext:value-type="float">
            <text:p>0.993101231876348</text:p>
          </table:table-cell>
          <table:table-cell table:formula="of:=[.C35]/[.E35]" office:value-type="float" office:value="1.98084727630251" calcext:value-type="float">
            <text:p>1.98084727630251</text:p>
          </table:table-cell>
          <table:table-cell table:formula="of:=[.C35]/[.F35]" office:value-type="float" office:value="3.85277665453565" calcext:value-type="float">
            <text:p>3.85277665453565</text:p>
          </table:table-cell>
          <table:table-cell table:formula="of:=[.C35]/[.G35]" office:value-type="float" office:value="6.99050792534736" calcext:value-type="float">
            <text:p>6.99050792534736</text:p>
          </table:table-cell>
          <table:table-cell table:formula="of:=[.C35]/[.H35]" office:value-type="float" office:value="12.5484278110081" calcext:value-type="float">
            <text:p>12.5484278110081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916218" calcext:value-type="float">
            <text:p>0.916218</text:p>
          </table:table-cell>
          <table:table-cell office:value-type="float" office:value="0.921702" calcext:value-type="float">
            <text:p>0.921702</text:p>
          </table:table-cell>
          <table:table-cell office:value-type="float" office:value="0.462099" calcext:value-type="float">
            <text:p>0.462099</text:p>
          </table:table-cell>
          <table:table-cell office:value-type="float" office:value="0.235507" calcext:value-type="float">
            <text:p>0.235507</text:p>
          </table:table-cell>
          <table:table-cell office:value-type="float" office:value="0.130722" calcext:value-type="float">
            <text:p>0.130722</text:p>
          </table:table-cell>
          <table:table-cell office:value-type="float" office:value="0.072519" calcext:value-type="float">
            <text:p>0.072519</text:p>
          </table:table-cell>
          <table:table-cell/>
          <table:table-cell table:formula="of:=[.C36]/[.D36]" office:value-type="float" office:value="0.994050137680074" calcext:value-type="float">
            <text:p>0.994050137680074</text:p>
          </table:table-cell>
          <table:table-cell table:formula="of:=[.C36]/[.E36]" office:value-type="float" office:value="1.98273097323301" calcext:value-type="float">
            <text:p>1.98273097323301</text:p>
          </table:table-cell>
          <table:table-cell table:formula="of:=[.C36]/[.F36]" office:value-type="float" office:value="3.89040665457927" calcext:value-type="float">
            <text:p>3.89040665457927</text:p>
          </table:table-cell>
          <table:table-cell table:formula="of:=[.C36]/[.G36]" office:value-type="float" office:value="7.00890439252765" calcext:value-type="float">
            <text:p>7.00890439252765</text:p>
          </table:table-cell>
          <table:table-cell table:formula="of:=[.C36]/[.H36]" office:value-type="float" office:value="12.6341786290489" calcext:value-type="float">
            <text:p>12.6341786290489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.832923" calcext:value-type="float">
            <text:p>1.832923</text:p>
          </table:table-cell>
          <table:table-cell office:value-type="float" office:value="1.844302" calcext:value-type="float">
            <text:p>1.844302</text:p>
          </table:table-cell>
          <table:table-cell office:value-type="float" office:value="0.924889" calcext:value-type="float">
            <text:p>0.924889</text:p>
          </table:table-cell>
          <table:table-cell office:value-type="float" office:value="0.473106" calcext:value-type="float">
            <text:p>0.473106</text:p>
          </table:table-cell>
          <table:table-cell office:value-type="float" office:value="0.260015" calcext:value-type="float">
            <text:p>0.260015</text:p>
          </table:table-cell>
          <table:table-cell office:value-type="float" office:value="0.144711" calcext:value-type="float">
            <text:p>0.144711</text:p>
          </table:table-cell>
          <table:table-cell/>
          <table:table-cell table:formula="of:=[.C37]/[.D37]" office:value-type="float" office:value="0.99383018616257" calcext:value-type="float">
            <text:p>0.99383018616257</text:p>
          </table:table-cell>
          <table:table-cell table:formula="of:=[.C37]/[.E37]" office:value-type="float" office:value="1.98177619152136" calcext:value-type="float">
            <text:p>1.98177619152136</text:p>
          </table:table-cell>
          <table:table-cell table:formula="of:=[.C37]/[.F37]" office:value-type="float" office:value="3.87423325850866" calcext:value-type="float">
            <text:p>3.87423325850866</text:p>
          </table:table-cell>
          <table:table-cell table:formula="of:=[.C37]/[.G37]" office:value-type="float" office:value="7.04929715593331" calcext:value-type="float">
            <text:p>7.04929715593331</text:p>
          </table:table-cell>
          <table:table-cell table:formula="of:=[.C37]/[.H37]" office:value-type="float" office:value="12.6660931097152" calcext:value-type="float">
            <text:p>12.6660931097152</text:p>
          </table:table-cell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3.661907" calcext:value-type="float">
            <text:p>3.661907</text:p>
          </table:table-cell>
          <table:table-cell office:value-type="float" office:value="3.702238" calcext:value-type="float">
            <text:p>3.702238</text:p>
          </table:table-cell>
          <table:table-cell office:value-type="float" office:value="1.852912" calcext:value-type="float">
            <text:p>1.852912</text:p>
          </table:table-cell>
          <table:table-cell office:value-type="float" office:value="0.95624" calcext:value-type="float">
            <text:p>0.95624</text:p>
          </table:table-cell>
          <table:table-cell office:value-type="float" office:value="0.525244" calcext:value-type="float">
            <text:p>0.525244</text:p>
          </table:table-cell>
          <table:table-cell office:value-type="float" office:value="0.289519" calcext:value-type="float">
            <text:p>0.289519</text:p>
          </table:table-cell>
          <table:table-cell/>
          <table:table-cell table:formula="of:=[.C38]/[.D38]" office:value-type="float" office:value="0.989106318934655" calcext:value-type="float">
            <text:p>0.989106318934655</text:p>
          </table:table-cell>
          <table:table-cell table:formula="of:=[.C38]/[.E38]" office:value-type="float" office:value="1.97629838869844" calcext:value-type="float">
            <text:p>1.97629838869844</text:p>
          </table:table-cell>
          <table:table-cell table:formula="of:=[.C38]/[.F38]" office:value-type="float" office:value="3.82948527566301" calcext:value-type="float">
            <text:p>3.82948527566301</text:p>
          </table:table-cell>
          <table:table-cell table:formula="of:=[.C38]/[.G38]" office:value-type="float" office:value="6.97182071570546" calcext:value-type="float">
            <text:p>6.97182071570546</text:p>
          </table:table-cell>
          <table:table-cell table:formula="of:=[.C38]/[.H38]" office:value-type="float" office:value="12.6482441566875" calcext:value-type="float">
            <text:p>12.648244156687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Time in Seconds</text:p>
          </table:table-cell>
          <table:table-cell table:number-columns-repeated="6"/>
          <table:table-cell table:style-name="ce5" office:value-type="string" calcext:value-type="string">
            <text:p>Calculating Speedup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lgorithm (Seed:#)</text:p>
          </table:table-cell>
          <table:table-cell table:style-name="ce2" office:value-type="string" calcext:value-type="string">
            <text:p>Number of Values</text:p>
          </table:table-cell>
          <table:table-cell table:style-name="ce2" office:value-type="string" calcext:value-type="string">
            <text:p>Time | Serial</text:p>
          </table:table-cell>
          <table:table-cell table:style-name="ce2" office:value-type="string" calcext:value-type="string">
            <text:p>Time | 1 Core</text:p>
          </table:table-cell>
          <table:table-cell table:style-name="ce2" office:value-type="string" calcext:value-type="string">
            <text:p>Time | 2 Cores</text:p>
          </table:table-cell>
          <table:table-cell table:style-name="ce2" office:value-type="string" calcext:value-type="string">
            <text:p>Time| <text:s/>4 Cores</text:p>
          </table:table-cell>
          <table:table-cell table:style-name="ce2" office:value-type="string" calcext:value-type="string">
            <text:p>Time | 8 Cores</text:p>
          </table:table-cell>
          <table:table-cell table:style-name="ce2" office:value-type="string" calcext:value-type="string">
            <text:p>Time | 16 Cores</text:p>
          </table:table-cell>
          <table:table-cell table:style-name="ce2"/>
          <table:table-cell table:style-name="ce2" office:value-type="string" calcext:value-type="string">
            <text:p>At 1 Core</text:p>
          </table:table-cell>
          <table:table-cell table:style-name="ce2" office:value-type="string" calcext:value-type="string">
            <text:p>At 2 Cores</text:p>
          </table:table-cell>
          <table:table-cell table:style-name="ce2" office:value-type="string" calcext:value-type="string">
            <text:p>At 4 Cores</text:p>
          </table:table-cell>
          <table:table-cell table:style-name="ce2" office:value-type="string" calcext:value-type="string">
            <text:p>At 8 Cores</text:p>
          </table:table-cell>
          <table:table-cell table:style-name="ce2" office:value-type="string" calcext:value-type="string">
            <text:p>At 16 Cores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5774" calcext:value-type="float">
            <text:p>0.015774</text:p>
          </table:table-cell>
          <table:table-cell office:value-type="float" office:value="0.006002" calcext:value-type="float">
            <text:p>0.006002</text:p>
          </table:table-cell>
          <table:table-cell office:value-type="float" office:value="0.005433" calcext:value-type="float">
            <text:p>0.005433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1499" calcext:value-type="float">
            <text:p>0.001499</text:p>
          </table:table-cell>
          <table:table-cell office:value-type="float" office:value="0.00301" calcext:value-type="float">
            <text:p>0.00301</text:p>
          </table:table-cell>
          <table:table-cell/>
          <table:table-cell table:formula="of:=[.C43]/[.D43]" office:value-type="float" office:value="2.62812395868044" calcext:value-type="float">
            <text:p>2.62812395868044</text:p>
          </table:table-cell>
          <table:table-cell table:formula="of:=[.C43]/[.E43]" office:value-type="float" office:value="2.90336830480398" calcext:value-type="float">
            <text:p>2.90336830480398</text:p>
          </table:table-cell>
          <table:table-cell table:formula="of:=[.C43]/[.F43]" office:value-type="float" office:value="2.73854166666667" calcext:value-type="float">
            <text:p>2.73854166666667</text:p>
          </table:table-cell>
          <table:table-cell table:formula="of:=[.C43]/[.G43]" office:value-type="float" office:value="10.5230153435624" calcext:value-type="float">
            <text:p>10.5230153435624</text:p>
          </table:table-cell>
          <table:table-cell table:formula="of:=[.C43]/[.H43]" office:value-type="float" office:value="5.24053156146179" calcext:value-type="float">
            <text:p>5.24053156146179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31438" calcext:value-type="float">
            <text:p>0.031438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0.004571" calcext:value-type="float">
            <text:p>0.004571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0.007418" calcext:value-type="float">
            <text:p>0.007418</text:p>
          </table:table-cell>
          <table:table-cell/>
          <table:table-cell table:formula="of:=[.C44]/[.D44]" office:value-type="float" office:value="6.88373111451719" calcext:value-type="float">
            <text:p>6.88373111451719</text:p>
          </table:table-cell>
          <table:table-cell table:formula="of:=[.C44]/[.E44]" office:value-type="float" office:value="6.87770728505798" calcext:value-type="float">
            <text:p>6.87770728505798</text:p>
          </table:table-cell>
          <table:table-cell table:formula="of:=[.C44]/[.F44]" office:value-type="float" office:value="4.18225355860051" calcext:value-type="float">
            <text:p>4.18225355860051</text:p>
          </table:table-cell>
          <table:table-cell table:formula="of:=[.C44]/[.G44]" office:value-type="float" office:value="6.24637393204848" calcext:value-type="float">
            <text:p>6.24637393204848</text:p>
          </table:table-cell>
          <table:table-cell table:formula="of:=[.C44]/[.H44]" office:value-type="float" office:value="4.23806956052844" calcext:value-type="float">
            <text:p>4.23806956052844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61536" calcext:value-type="float">
            <text:p>0.06153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6512" calcext:value-type="float">
            <text:p>0.006512</text:p>
          </table:table-cell>
          <table:table-cell office:value-type="float" office:value="0.010222" calcext:value-type="float">
            <text:p>0.010222</text:p>
          </table:table-cell>
          <table:table-cell office:value-type="float" office:value="0.004989" calcext:value-type="float">
            <text:p>0.004989</text:p>
          </table:table-cell>
          <table:table-cell office:value-type="float" office:value="0.005056" calcext:value-type="float">
            <text:p>0.005056</text:p>
          </table:table-cell>
          <table:table-cell/>
          <table:table-cell table:formula="of:=[.C45]/[.D45]" office:value-type="float" office:value="6.65974025974026" calcext:value-type="float">
            <text:p>6.65974025974026</text:p>
          </table:table-cell>
          <table:table-cell table:formula="of:=[.C45]/[.E45]" office:value-type="float" office:value="9.44963144963145" calcext:value-type="float">
            <text:p>9.44963144963145</text:p>
          </table:table-cell>
          <table:table-cell table:formula="of:=[.C45]/[.F45]" office:value-type="float" office:value="6.01995695558599" calcext:value-type="float">
            <text:p>6.01995695558599</text:p>
          </table:table-cell>
          <table:table-cell table:formula="of:=[.C45]/[.G45]" office:value-type="float" office:value="12.334335538184" calcext:value-type="float">
            <text:p>12.334335538184</text:p>
          </table:table-cell>
          <table:table-cell table:formula="of:=[.C45]/[.H45]" office:value-type="float" office:value="12.1708860759494" calcext:value-type="float">
            <text:p>12.1708860759494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122798" calcext:value-type="float">
            <text:p>0.122798</text:p>
          </table:table-cell>
          <table:table-cell office:value-type="float" office:value="0.008999" calcext:value-type="float">
            <text:p>0.008999</text:p>
          </table:table-cell>
          <table:table-cell office:value-type="float" office:value="0.010471" calcext:value-type="float">
            <text:p>0.010471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10399" calcext:value-type="float">
            <text:p>0.010399</text:p>
          </table:table-cell>
          <table:table-cell office:value-type="float" office:value="0.020396" calcext:value-type="float">
            <text:p>0.020396</text:p>
          </table:table-cell>
          <table:table-cell/>
          <table:table-cell table:formula="of:=[.C46]/[.D46]" office:value-type="float" office:value="13.6457384153795" calcext:value-type="float">
            <text:p>13.6457384153795</text:p>
          </table:table-cell>
          <table:table-cell table:formula="of:=[.C46]/[.E46]" office:value-type="float" office:value="11.7274376850349" calcext:value-type="float">
            <text:p>11.7274376850349</text:p>
          </table:table-cell>
          <table:table-cell table:formula="of:=[.C46]/[.F46]" office:value-type="float" office:value="11.7240786709948" calcext:value-type="float">
            <text:p>11.7240786709948</text:p>
          </table:table-cell>
          <table:table-cell table:formula="of:=[.C46]/[.G46]" office:value-type="float" office:value="11.8086354457159" calcext:value-type="float">
            <text:p>11.8086354457159</text:p>
          </table:table-cell>
          <table:table-cell table:formula="of:=[.C46]/[.H46]" office:value-type="float" office:value="6.02069033143754" calcext:value-type="float">
            <text:p>6.02069033143754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.247425" calcext:value-type="float">
            <text:p>0.247425</text:p>
          </table:table-cell>
          <table:table-cell office:value-type="float" office:value="0.018498" calcext:value-type="float">
            <text:p>0.018498</text:p>
          </table:table-cell>
          <table:table-cell office:value-type="float" office:value="0.018602" calcext:value-type="float">
            <text:p>0.018602</text:p>
          </table:table-cell>
          <table:table-cell office:value-type="float" office:value="0.022238" calcext:value-type="float">
            <text:p>0.022238</text:p>
          </table:table-cell>
          <table:table-cell office:value-type="float" office:value="0.023691" calcext:value-type="float">
            <text:p>0.023691</text:p>
          </table:table-cell>
          <table:table-cell office:value-type="float" office:value="0.018602" calcext:value-type="float">
            <text:p>0.018602</text:p>
          </table:table-cell>
          <table:table-cell/>
          <table:table-cell table:formula="of:=[.C47]/[.D47]" office:value-type="float" office:value="13.3757703535517" calcext:value-type="float">
            <text:p>13.3757703535517</text:p>
          </table:table-cell>
          <table:table-cell table:formula="of:=[.C47]/[.E47]" office:value-type="float" office:value="13.3009891409526" calcext:value-type="float">
            <text:p>13.3009891409526</text:p>
          </table:table-cell>
          <table:table-cell table:formula="of:=[.C47]/[.F47]" office:value-type="float" office:value="11.1262253799802" calcext:value-type="float">
            <text:p>11.1262253799802</text:p>
          </table:table-cell>
          <table:table-cell table:formula="of:=[.C47]/[.G47]" office:value-type="float" office:value="10.443839432696" calcext:value-type="float">
            <text:p>10.443839432696</text:p>
          </table:table-cell>
          <table:table-cell table:formula="of:=[.C47]/[.H47]" office:value-type="float" office:value="13.3009891409526" calcext:value-type="float">
            <text:p>13.3009891409526</text:p>
          </table:table-cell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0.509776" calcext:value-type="float">
            <text:p>0.509776</text:p>
          </table:table-cell>
          <table:table-cell office:value-type="float" office:value="0.031647" calcext:value-type="float">
            <text:p>0.031647</text:p>
          </table:table-cell>
          <table:table-cell office:value-type="float" office:value="0.031803" calcext:value-type="float">
            <text:p>0.031803</text:p>
          </table:table-cell>
          <table:table-cell office:value-type="float" office:value="0.031827" calcext:value-type="float">
            <text:p>0.031827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33225" calcext:value-type="float">
            <text:p>0.033225</text:p>
          </table:table-cell>
          <table:table-cell/>
          <table:table-cell table:formula="of:=[.C48]/[.D48]" office:value-type="float" office:value="16.1081935096534" calcext:value-type="float">
            <text:p>16.1081935096534</text:p>
          </table:table-cell>
          <table:table-cell table:formula="of:=[.C48]/[.E48]" office:value-type="float" office:value="16.0291796371412" calcext:value-type="float">
            <text:p>16.0291796371412</text:p>
          </table:table-cell>
          <table:table-cell table:formula="of:=[.C48]/[.F48]" office:value-type="float" office:value="16.017092405819" calcext:value-type="float">
            <text:p>16.017092405819</text:p>
          </table:table-cell>
          <table:table-cell table:formula="of:=[.C48]/[.G48]" office:value-type="float" office:value="16.0306918238994" calcext:value-type="float">
            <text:p>16.0306918238994</text:p>
          </table:table-cell>
          <table:table-cell table:formula="of:=[.C48]/[.H48]" office:value-type="float" office:value="15.3431452219714" calcext:value-type="float">
            <text:p>15.3431452219714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3:41:46.035979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6:17:55.307142538</meta:creation-date>
    <dc:date>2019-04-25T14:34:51.218943095</dc:date>
    <meta:editing-duration>PT33M4S</meta:editing-duration>
    <meta:editing-cycles>5</meta:editing-cycles>
    <meta:generator>LibreOffice/6.0.7.3$Linux_X86_64 LibreOffice_project/00m0$Build-3</meta:generator>
    <meta:document-statistic meta:table-count="1" meta:cell-count="245" meta:object-count="0"/>
  </office:meta>
</office:document-meta>
</file>